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e76993" officeooo:paragraph-rsid="00e76993"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rsid="0112eed4" officeooo:paragraph-rsid="0112eed4" style:font-size-asian="14pt" style:font-size-complex="14pt"/>
    </style:style>
    <style:style style:name="P6" style:family="paragraph" style:parent-style-name="Standard">
      <style:text-properties fo:font-size="14pt" officeooo:rsid="0106b542" officeooo:paragraph-rsid="0112eed4" style:font-size-asian="14pt" style:font-size-complex="14pt"/>
    </style:style>
    <style:style style:name="P7" style:family="paragraph" style:parent-style-name="Standard">
      <style:text-properties fo:font-size="14pt" officeooo:rsid="0101f3a1" officeooo:paragraph-rsid="0112eed4" style:font-size-asian="14pt" style:font-size-complex="14pt"/>
    </style:style>
    <style:style style:name="P8" style:family="paragraph" style:parent-style-name="Standard">
      <style:text-properties fo:font-size="14pt" officeooo:rsid="0101f3a1" officeooo:paragraph-rsid="0114e8f1" style:font-size-asian="14pt" style:font-size-complex="14pt"/>
    </style:style>
    <style:style style:name="P9" style:family="paragraph" style:parent-style-name="Standard">
      <style:text-properties fo:font-size="14pt" officeooo:rsid="0101f3a1" officeooo:paragraph-rsid="011afa95" style:font-size-asian="14pt" style:font-size-complex="14pt"/>
    </style:style>
    <style:style style:name="P10" style:family="paragraph" style:parent-style-name="Standard">
      <style:text-properties fo:font-size="14pt" officeooo:rsid="0101f3a1" officeooo:paragraph-rsid="011c3e5f" style:font-size-asian="14pt" style:font-size-complex="14pt"/>
    </style:style>
    <style:style style:name="P11" style:family="paragraph" style:parent-style-name="Standard">
      <style:text-properties fo:font-size="14pt" officeooo:rsid="0101f3a1" officeooo:paragraph-rsid="011de19c" style:font-size-asian="14pt" style:font-size-complex="14pt"/>
    </style:style>
    <style:style style:name="P12" style:family="paragraph" style:parent-style-name="Standard">
      <style:text-properties fo:font-size="14pt" officeooo:rsid="0101f3a1" officeooo:paragraph-rsid="011e789c" style:font-size-asian="14pt" style:font-size-complex="14pt"/>
    </style:style>
    <style:style style:name="P13" style:family="paragraph" style:parent-style-name="Standard">
      <style:text-properties fo:font-size="14pt" officeooo:rsid="010bee1c" officeooo:paragraph-rsid="0112eed4" style:font-size-asian="14pt" style:font-size-complex="14pt"/>
    </style:style>
    <style:style style:name="P14" style:family="paragraph" style:parent-style-name="Standard">
      <style:text-properties fo:font-size="14pt" officeooo:rsid="010dbd07" officeooo:paragraph-rsid="0112eed4" style:font-size-asian="14pt" style:font-size-complex="14pt"/>
    </style:style>
    <style:style style:name="P15" style:family="paragraph" style:parent-style-name="Standard">
      <style:text-properties fo:font-size="14pt" officeooo:rsid="010f0d60" officeooo:paragraph-rsid="0112eed4" style:font-size-asian="14pt" style:font-size-complex="14pt"/>
    </style:style>
    <style:style style:name="P16" style:family="paragraph" style:parent-style-name="Standard">
      <style:text-properties fo:font-size="14pt" officeooo:rsid="010fcff1" officeooo:paragraph-rsid="0112eed4" style:font-size-asian="14pt" style:font-size-complex="14pt"/>
    </style:style>
    <style:style style:name="P17" style:family="paragraph" style:parent-style-name="Standard">
      <style:text-properties fo:font-size="14pt" officeooo:paragraph-rsid="0112eed4" style:font-size-asian="14pt" style:font-size-complex="14pt"/>
    </style:style>
    <style:style style:name="P18" style:family="paragraph" style:parent-style-name="Standard">
      <style:text-properties fo:font-size="14pt" officeooo:rsid="0115dee2" officeooo:paragraph-rsid="0115dee2" style:font-size-asian="14pt" style:font-size-complex="14pt"/>
    </style:style>
    <style:style style:name="P19" style:family="paragraph" style:parent-style-name="Standard">
      <style:text-properties fo:font-size="14pt" officeooo:rsid="01163a1e" officeooo:paragraph-rsid="01163a1e" style:font-size-asian="14pt" style:font-size-complex="14pt"/>
    </style:style>
    <style:style style:name="P20" style:family="paragraph" style:parent-style-name="Standard">
      <style:text-properties fo:font-size="14pt" officeooo:rsid="011806ce" officeooo:paragraph-rsid="011806ce" style:font-size-asian="14pt" style:font-size-complex="14pt"/>
    </style:style>
    <style:style style:name="P21" style:family="paragraph" style:parent-style-name="Standard">
      <style:text-properties fo:font-size="14pt" officeooo:rsid="01181c1c" officeooo:paragraph-rsid="01181c1c" style:font-size-asian="14pt" style:font-size-complex="14pt"/>
    </style:style>
    <style:style style:name="P22" style:family="paragraph" style:parent-style-name="Standard">
      <style:text-properties fo:font-size="14pt" officeooo:rsid="01184ed7" officeooo:paragraph-rsid="01184ed7" style:font-size-asian="14pt" style:font-size-complex="14pt"/>
    </style:style>
    <style:style style:name="P23" style:family="paragraph" style:parent-style-name="Standard">
      <style:text-properties fo:font-size="14pt" officeooo:rsid="01192142" officeooo:paragraph-rsid="01192142" style:font-size-asian="14pt" style:font-size-complex="14pt"/>
    </style:style>
    <style:style style:name="P24" style:family="paragraph" style:parent-style-name="Standard">
      <style:text-properties fo:font-size="14pt" officeooo:rsid="0119f47e" officeooo:paragraph-rsid="0119f47e" style:font-size-asian="14pt" style:font-size-complex="14pt"/>
    </style:style>
    <style:style style:name="P25" style:family="paragraph" style:parent-style-name="Standard">
      <style:text-properties fo:font-size="14pt" officeooo:rsid="011afa95" officeooo:paragraph-rsid="011afa95" style:font-size-asian="14pt" style:font-size-complex="14pt"/>
    </style:style>
    <style:style style:name="P26" style:family="paragraph" style:parent-style-name="Standard">
      <style:text-properties fo:font-size="14pt" officeooo:paragraph-rsid="011afa95" style:font-size-asian="14pt" style:font-size-complex="14pt"/>
    </style:style>
    <style:style style:name="P27" style:family="paragraph" style:parent-style-name="Standard">
      <style:text-properties fo:font-size="14pt" officeooo:paragraph-rsid="011c3e5f" style:font-size-asian="14pt" style:font-size-complex="14pt"/>
    </style:style>
    <style:style style:name="P28" style:family="paragraph" style:parent-style-name="Standard">
      <style:text-properties fo:font-size="14pt" officeooo:rsid="011c3e5f" officeooo:paragraph-rsid="011c3e5f" style:font-size-asian="14pt" style:font-size-complex="14pt"/>
    </style:style>
    <style:style style:name="P29" style:family="paragraph" style:parent-style-name="Standard">
      <style:text-properties fo:font-size="14pt" officeooo:rsid="011de19c" officeooo:paragraph-rsid="011de19c" style:font-size-asian="14pt" style:font-size-complex="14pt"/>
    </style:style>
    <style:style style:name="P30" style:family="paragraph" style:parent-style-name="Standard">
      <style:text-properties fo:font-size="14pt" fo:font-style="italic" style:font-size-asian="14pt" style:font-style-asian="italic" style:font-size-complex="14pt" style:font-style-complex="italic"/>
    </style:style>
    <style:style style:name="P31" style:family="paragraph" style:parent-style-name="Standard">
      <style:text-properties fo:font-size="14pt" fo:font-style="normal" officeooo:rsid="00f41e21" officeooo:paragraph-rsid="0112eed4" style:font-size-asian="14pt" style:font-style-asian="normal" style:font-size-complex="14pt" style:font-style-complex="normal"/>
    </style:style>
    <style:style style:name="P32" style:family="paragraph" style:parent-style-name="Standard">
      <style:text-properties fo:font-size="14pt" fo:font-style="normal" style:text-underline-style="none" officeooo:rsid="00fff154" officeooo:paragraph-rsid="0112eed4" style:font-size-asian="14pt" style:font-style-asian="normal" style:font-size-complex="14pt" style:font-style-complex="normal"/>
    </style:style>
    <style:style style:name="P3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4" style:family="paragraph" style:parent-style-name="Standard">
      <style:paragraph-properties fo:text-align="center" style:justify-single-word="false"/>
      <style:text-properties fo:font-size="20pt" officeooo:paragraph-rsid="0112eed4" style:font-size-asian="20pt" style:font-size-complex="20pt"/>
    </style:style>
    <style:style style:name="P35" style:family="paragraph" style:parent-style-name="Standard">
      <style:paragraph-properties fo:text-align="center" style:justify-single-word="false"/>
      <style:text-properties fo:font-size="20pt" officeooo:paragraph-rsid="011afa95" style:font-size-asian="20pt" style:font-size-complex="20pt"/>
    </style:style>
    <style:style style:name="P36" style:family="paragraph" style:parent-style-name="Standard">
      <style:paragraph-properties fo:text-align="center" style:justify-single-word="false"/>
      <style:text-properties fo:font-size="20pt" officeooo:paragraph-rsid="011c3e5f" style:font-size-asian="20pt" style:font-size-complex="20pt"/>
    </style:style>
    <style:style style:name="P37" style:family="paragraph" style:parent-style-name="Standard">
      <style:text-properties style:text-position="0% 100%" fo:font-size="14pt" fo:font-style="normal" officeooo:rsid="00fc5171" officeooo:paragraph-rsid="0112eed4" style:font-size-asian="14pt" style:font-style-asian="normal" style:font-size-complex="14pt" style:font-style-complex="normal"/>
    </style:style>
    <style:style style:name="P38" style:family="paragraph" style:parent-style-name="Standard">
      <style:text-properties style:text-position="0% 100%" fo:font-size="14pt" fo:font-style="normal" officeooo:rsid="01000f7b" officeooo:paragraph-rsid="01156a0b" style:font-size-asian="14pt" style:font-style-asian="normal" style:font-size-complex="14pt" style:font-style-complex="normal"/>
    </style:style>
    <style:style style:name="P39" style:family="paragraph" style:parent-style-name="Standard">
      <style:text-properties style:text-position="0% 100%" fo:font-size="14pt" fo:font-style="normal" officeooo:rsid="0115dee2" officeooo:paragraph-rsid="0115dee2" style:font-size-asian="14pt" style:font-style-asian="normal" style:font-size-complex="14pt" style:font-style-complex="normal"/>
    </style:style>
    <style:style style:name="P40" style:family="paragraph" style:parent-style-name="Standard">
      <style:text-properties style:text-position="0% 100%" fo:font-size="14pt" fo:font-style="normal" officeooo:rsid="011806ce" officeooo:paragraph-rsid="011806ce" style:font-size-asian="14pt" style:font-style-asian="normal" style:font-size-complex="14pt" style:font-style-complex="normal"/>
    </style:style>
    <style:style style:name="P41" style:family="paragraph" style:parent-style-name="Standard">
      <style:text-properties style:text-position="0% 100%" fo:font-size="14pt" fo:font-style="normal" officeooo:rsid="01181c1c" officeooo:paragraph-rsid="01181c1c" style:font-size-asian="14pt" style:font-style-asian="normal" style:font-size-complex="14pt" style:font-style-complex="normal"/>
    </style:style>
    <style:style style:name="P42" style:family="paragraph" style:parent-style-name="Standard">
      <style:text-properties officeooo:paragraph-rsid="0112eed4"/>
    </style:style>
    <style:style style:name="P43" style:family="paragraph" style:parent-style-name="Standard">
      <style:text-properties fo:font-size="14pt" officeooo:rsid="011de19c" officeooo:paragraph-rsid="011de19c" style:font-size-asian="14pt" style:font-size-complex="14pt"/>
    </style:style>
    <style:style style:name="T1" style:family="text">
      <style:text-properties officeooo:rsid="0091e28d"/>
    </style:style>
    <style:style style:name="T2" style:family="text">
      <style:text-properties officeooo:rsid="00e76993"/>
    </style:style>
    <style:style style:name="T3" style:family="text">
      <style:text-properties style:text-position="0% 100%" fo:font-style="normal" style:font-style-asian="normal" style:font-style-complex="normal"/>
    </style:style>
    <style:style style:name="T4" style:family="text">
      <style:text-properties style:text-position="0% 100%" fo:font-style="normal" officeooo:rsid="00fc5171" style:font-style-asian="normal" style:font-style-complex="normal"/>
    </style:style>
    <style:style style:name="T5" style:family="text">
      <style:text-properties style:text-position="0% 100%" fo:font-style="normal" officeooo:rsid="0114e8f1" style:font-style-asian="normal" style:font-style-complex="normal"/>
    </style:style>
    <style:style style:name="T6" style:family="text">
      <style:text-properties style:text-position="0% 100%" officeooo:rsid="010fcff1"/>
    </style:style>
    <style:style style:name="T7" style:family="text">
      <style:text-properties style:text-position="0% 100%" officeooo:rsid="00fc5171"/>
    </style:style>
    <style:style style:name="T8" style:family="text">
      <style:text-properties fo:font-size="18pt" fo:font-weight="bold" style:font-size-asian="18pt" style:font-weight-asian="bold" style:font-size-complex="18pt" style:font-weight-complex="bold"/>
    </style:style>
    <style:style style:name="T9" style:family="text">
      <style:text-properties fo:font-size="18pt" fo:font-weight="bold" officeooo:rsid="0101f3a1" style:font-size-asian="18pt" style:font-weight-asian="bold" style:font-size-complex="18pt" style:font-weight-complex="bold"/>
    </style:style>
    <style:style style:name="T10" style:family="text">
      <style:text-properties fo:font-size="18pt" fo:font-weight="bold" officeooo:rsid="0112eed4" style:font-size-asian="18pt" style:font-weight-asian="bold" style:font-size-complex="18pt" style:font-weight-complex="bold"/>
    </style:style>
    <style:style style:name="T11" style:family="text">
      <style:text-properties fo:font-size="18pt" fo:font-weight="bold" officeooo:rsid="0114e8f1" style:font-size-asian="18pt" style:font-weight-asian="bold" style:font-size-complex="18pt" style:font-weight-complex="bold"/>
    </style:style>
    <style:style style:name="T12" style:family="text">
      <style:text-properties fo:font-size="18pt" fo:font-weight="bold" officeooo:rsid="011afa95" style:font-size-asian="18pt" style:font-weight-asian="bold" style:font-size-complex="18pt" style:font-weight-complex="bold"/>
    </style:style>
    <style:style style:name="T13" style:family="text">
      <style:text-properties fo:font-size="18pt" fo:font-weight="bold" officeooo:rsid="011c3e5f" style:font-size-asian="18pt" style:font-weight-asian="bold" style:font-size-complex="18pt" style:font-weight-complex="bold"/>
    </style:style>
    <style:style style:name="T14" style:family="text">
      <style:text-properties fo:font-size="18pt" fo:font-weight="bold" officeooo:rsid="011de19c" style:font-size-asian="18pt" style:font-weight-asian="bold" style:font-size-complex="18pt" style:font-weight-complex="bold"/>
    </style:style>
    <style:style style:name="T15" style:family="text">
      <style:text-properties fo:font-size="18pt" fo:font-weight="bold" officeooo:rsid="011e789c" style:font-size-asian="18pt" style:font-weight-asian="bold" style:font-size-complex="18pt" style:font-weight-complex="bold"/>
    </style:style>
    <style:style style:name="T16" style:family="text">
      <style:text-properties fo:font-size="14pt" officeooo:rsid="0101f3a1" style:font-size-asian="14pt" style:font-size-complex="14pt"/>
    </style:style>
    <style:style style:name="T17" style:family="text">
      <style:text-properties fo:font-size="14pt" officeooo:rsid="0106b542" style:font-size-asian="14pt" style:font-size-complex="14pt"/>
    </style:style>
    <style:style style:name="T18" style:family="text">
      <style:text-properties fo:font-size="14pt" officeooo:rsid="0112eed4" style:font-size-asian="14pt" style:font-size-complex="14pt"/>
    </style:style>
    <style:style style:name="T19" style:family="text">
      <style:text-properties fo:font-size="14pt" officeooo:rsid="01056d33" style:font-size-asian="14pt" style:font-size-complex="14pt"/>
    </style:style>
    <style:style style:name="T20" style:family="text">
      <style:text-properties officeooo:rsid="0106b542"/>
    </style:style>
    <style:style style:name="T21" style:family="text">
      <style:text-properties officeooo:rsid="010dbd07"/>
    </style:style>
    <style:style style:name="T22" style:family="text">
      <style:text-properties officeooo:rsid="010f0d60"/>
    </style:style>
    <style:style style:name="T23" style:family="text">
      <style:text-properties officeooo:rsid="010fcff1"/>
    </style:style>
    <style:style style:name="T24" style:family="text">
      <style:text-properties officeooo:rsid="011246d7"/>
    </style:style>
    <style:style style:name="T25" style:family="text">
      <style:text-properties officeooo:rsid="0112eed4"/>
    </style:style>
    <style:style style:name="T26" style:family="text">
      <style:text-properties officeooo:rsid="0114e8f1"/>
    </style:style>
    <style:style style:name="T27" style:family="text">
      <style:text-properties fo:font-weight="bold" style:font-weight-asian="bold" style:font-weight-complex="bold"/>
    </style:style>
    <style:style style:name="T28" style:family="text">
      <style:text-properties fo:font-weight="bold" officeooo:rsid="0114e8f1" style:font-weight-asian="bold" style:font-weight-complex="bold"/>
    </style:style>
    <style:style style:name="T29" style:family="text">
      <style:text-properties fo:font-weight="bold" officeooo:rsid="0112eed4" style:font-weight-asian="bold" style:font-weight-complex="bold"/>
    </style:style>
    <style:style style:name="T30" style:family="text">
      <style:text-properties fo:font-weight="bold" officeooo:rsid="011afa95" style:font-weight-asian="bold" style:font-weight-complex="bold"/>
    </style:style>
    <style:style style:name="T31" style:family="text">
      <style:text-properties fo:font-weight="bold" officeooo:rsid="011c3e5f" style:font-weight-asian="bold" style:font-weight-complex="bold"/>
    </style:style>
    <style:style style:name="T32" style:family="text">
      <style:text-properties fo:font-weight="normal" officeooo:rsid="0114e8f1" style:font-weight-asian="normal" style:font-weight-complex="normal"/>
    </style:style>
    <style:style style:name="T33" style:family="text">
      <style:text-properties officeooo:rsid="01156a0b"/>
    </style:style>
    <style:style style:name="T34" style:family="text">
      <style:text-properties officeooo:rsid="0119f47e"/>
    </style:style>
    <style:style style:name="T35" style:family="text">
      <style:text-properties officeooo:rsid="011afa95"/>
    </style:style>
    <style:style style:name="T36" style:family="text">
      <style:text-properties officeooo:rsid="011c3e5f"/>
    </style:style>
    <style:style style:name="T37" style:family="text">
      <style:text-properties officeooo:rsid="011de19c"/>
    </style:style>
    <style:style style:name="T38" style:family="text">
      <style:text-properties officeooo:rsid="011e789c"/>
    </style:style>
    <style:style style:name="T39" style:family="text">
      <style:text-properties officeooo:rsid="0120302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he <text:span text:style-name="T24">machine type</text:span>.</text:p>
      <text:p text:style-name="P1">Richard Parker <text:span text:style-name="T2">16.11</text:span>.201<text:span text:style-name="T1">7</text:span></text:p>
      <text:p text:style-name="P30"/>
      <text:p text:style-name="P33">Section 1 – Introduction</text:p>
      <text:p text:style-name="P4"/>
      <text:p text:style-name="P5">This document<text:span text:style-name="T34"> is my first attempt to specify</text:span> the output of the "mactype" routine, aimed at providing a simple way to choose at run-time between different<text:span text:style-name="T33"> strategies and assembler routines suitable for the various</text:span> x86 chips.<text:span text:style-name="T33"> <text:s/>Whereas the CPUID instruction can be seen as providing the answers to hundreds of different individual questions, meataxe64 needs to know what to do, and primarily sees the progression of x86 as a development in time, so that when a new chip provides important new features, some routines are re-written to use them.</text:span></text:p>
      <text:p text:style-name="P5"/>
      <text:p text:style-name="P25"><text:span text:style-name="T27">void mactype(char mact[8]) </text:span>to produce details of the machine that the software is currently running on. <text:s/>The idea of this routine is to answer, as simply as possible, the questions that the meataxe64 application needs answers to - basically which routines to call, and how big to make things so they are suitable for cache.</text:p>
      <text:p text:style-name="P25"/>
      <text:p text:style-name="P25"><text:span text:style-name="T27">mact[0]</text:span> - the class. <text:s/>The first byte is the "class", as described in section 2, aimed at the choice of routines to call. <text:s/>In principle it could be advantageous to write a separate routine for each class, but in practice, for a particular job, many classes are equivalent as new instructions available are not useful. <text:s/><text:span text:style-name="T33">Hence, for example, the mod-2 HPMI routine exists </text:span>for<text:span text:style-name="T33"> "legacy" SSE (class 'a'), VEX-encoded SSE (class 'g'), AVX-2 (class 'j') and (soon) AVX-512.</text:span></text:p>
      <text:p text:style-name="P25"/>
      <text:p text:style-name="P28">The next three bytes are numeric, giving an indication of the sizes of L1, L2 and L3 respectively. <text:s/><text:span text:style-name="T35">Again the idea is to provide the information that the application actually needs - essentially "how much Li cache should I use". <text:s/>Exact answers to such questions are hard to come by, depending ultimately on the overall usage of the system, but we can at least try. <text:s/>The mactype routine assumes that if hyperthreading is available it will be used, so that all cache-sizes-per-thread should be halved. <text:s/>Although often a close call, I believe it is usually better to use all hyperthreads each using half of each cache.</text:span></text:p>
      <text:p text:style-name="P32"/>
      <text:p text:style-name="P34"><text:span text:style-name="T27">Section </text:span><text:span text:style-name="T29">2</text:span><text:span text:style-name="T27"> – </text:span><text:span text:style-name="T29">mact[0] - the "class".</text:span></text:p>
      <text:p text:style-name="P17"/>
      <text:p text:style-name="P42"><text:span text:style-name="T9">Class 'a'.</text:span><text:span text:style-name="T16"> <text:s/>This must work on every x86-64 computer there ever was</text:span><text:span text:style-name="T17">, though whether the "c" compiler and the libraries will is another matter.</text:span><text:span text:style-name="T18"> <text:s/></text:span><text:span text:style-name="T19">None of Intel's earlier notebook CPUs (Core Duo, Pentium M, Celeron M, Mobile Pentium 4) implement Intel 64</text:span><text:span text:style-name="T18">, so they do not have a class at all, but very early chips did not implement the </text:span><text:span text:style-name="T17">LAHF/SAHF and CMPXCHG16 </text:span><text:soft-page-break/><text:span text:style-name="T17">instructions</text:span><text:span text:style-name="T18">, and SSE3 also came later. <text:s/></text:span><text:span text:style-name="T17">Most processors from 2003 - 2004 and many in 2005 will need this class.</text:span></text:p>
      <text:p text:style-name="P6"/>
      <text:p text:style-name="P7"><text:span text:style-name="T8">Class '</text:span><text:span text:style-name="T10">b</text:span><text:span text:style-name="T8">'.</text:span> <text:s/><text:span text:style-name="T20">The use of CMPXCHG16 and LAHF/SAHF is allowed, as are all the SSE3 extensions. <text:s/>Needs the following three flags (else class is 'a')</text:span></text:p>
      <text:p text:style-name="P6">lahf_lm (LAHF in long mode) 8000001 ecx bit 0 value 1</text:p>
      <text:p text:style-name="P6">cx16 (CMPXCHG16) %ecx bit 13 value 0x2000</text:p>
      <text:p text:style-name="P6">pni (S<text:span text:style-name="T39">SE</text:span>3 - Prescott new instructions) %ecx bit 0 value 1.</text:p>
      <text:p text:style-name="P13">Hence the programmer of a class '<text:span text:style-name="T25">b</text:span>' machine may additionally use <text:span text:style-name="T21">the following instructions.</text:span></text:p>
      <text:p text:style-name="P13">LAHF, SAHF, CMPXCHG16, FISTTP LDDQU ADDSUB HADDPS MOVDUP</text:p>
      <text:p text:style-name="P14">None of these, with the possible exception of CMPXCHG16, look very useful.</text:p>
      <text:p text:style-name="P7"/>
      <text:p text:style-name="P7"><text:span text:style-name="T8">Class '</text:span><text:span text:style-name="T10">c</text:span><text:span text:style-name="T8">'.</text:span> <text:s/><text:span text:style-name="T20">The additional use of the SSSE3 instructions are allowed.</text:span></text:p>
      <text:p text:style-name="P14">ssse3 (SSSE3 extensions) %ecx bit 9 value 0x200</text:p>
      <text:p text:style-name="P14">Again, all fairly specialized instructions. <text:s/>The extra instructions available are . . . </text:p>
      <text:p text:style-name="P14"><text:span text:style-name="T4">PSHUFB PALIGNR PHADD/SUB PMULHRSW PMADDUBSW</text:span><text:span text:style-name="T3"> </text:span><text:span text:style-name="T4">PABS PSIGN</text:span></text:p>
      <text:p text:style-name="P18"><text:span text:style-name="T4">I</text:span><text:span text:style-name="T3"> believe the VIA Nano 2000 is in this class.</text:span></text:p>
      <text:p text:style-name="P40">AMD chips 2007-2009 seem to be in this class.</text:p>
      <text:p text:style-name="P41">AMD low-power Bobcat is in this class.</text:p>
      <text:p text:style-name="P7"/>
      <text:p text:style-name="P7"><text:span text:style-name="T8">Class '</text:span><text:span text:style-name="T10">d</text:span><text:span text:style-name="T8">'.</text:span> <text:s/><text:span text:style-name="T26">The additional use of the SSE4.1 instructions are allowed.</text:span></text:p>
      <text:p text:style-name="P14">ss<text:span text:style-name="T22">e41</text:span> (SS<text:span text:style-name="T22">E4.1</text:span> extensions) %ecx bit <text:span text:style-name="T22">1</text:span>9 value 0x<text:span text:style-name="T22">8</text:span>00<text:span text:style-name="T22">00.</text:span></text:p>
      <text:p text:style-name="P15"><text:span text:style-name="T4">T</text:span><text:span text:style-name="T3">his is a large set of important instructions, including the PMULDQ used in the reduction of 10-bit fields (primes 17-61) in the AS HPMI.</text:span><text:span text:style-name="T5"> <text:s/>It is the class </text:span></text:p>
      <text:p text:style-name="P37">MOVNTDQA PACKUSDW PMOV(S/Z)X PBLENDVB PBLENDW PCMPEQQ</text:p>
      <text:p text:style-name="P37">PINSRB/D/Q PMULLD PMULDQ PMIN/PMAX(S/U)(B/W/D)</text:p>
      <text:p text:style-name="P37">PHMINPOSUW MPSADBW PTEST</text:p>
      <text:p text:style-name="P39">I believe the VIA Nano 3000 is in this class.</text:p>
      <text:p text:style-name="P38"/>
      <text:p text:style-name="P7"><text:span text:style-name="T8">Class '</text:span><text:span text:style-name="T10">e</text:span><text:span text:style-name="T8">'.</text:span> <text:s/><text:span text:style-name="T20">The additional use of the SSE4.2 instructions are allowed.</text:span></text:p>
      <text:p text:style-name="P14">ss<text:span text:style-name="T22">e42</text:span>(S<text:span text:style-name="T22">SE4.2</text:span> extensions) %ecx bit <text:span text:style-name="T22">20</text:span> value 0x<text:span text:style-name="T22">100000</text:span></text:p>
      <text:p text:style-name="P16">popcnt (POPCNT) <text:span text:style-name="T21">%ecx bit 2</text:span>3<text:span text:style-name="T21"> value 0x</text:span>8<text:span text:style-name="T21">00000</text:span></text:p>
      <text:p text:style-name="P14">The extra instructions available are . . . </text:p>
      <text:p text:style-name="P31"><text:span text:style-name="T7">POPCNT CRC32 PCMPGTQ PCMPESTRI etc. (</text:span><text:span text:style-name="T6">Intel Manual </text:span><text:span text:style-name="T7">Section 4.1)</text:span></text:p>
      <text:p text:style-name="P37"/>
      <text:p text:style-name="P8"><text:span text:style-name="T8">Class '</text:span><text:span text:style-name="T10">f</text:span><text:span text:style-name="T8">'.</text:span> <text:s/><text:span text:style-name="T26">Previously called </text:span><text:span text:style-name="T28">NEH</text:span><text:span text:style-name="T26">alem, allowing the CLMUL instruction.</text:span></text:p>
      <text:p text:style-name="P14"><text:span text:style-name="T23">clmul </text:span>(<text:span text:style-name="T23">PCLMULQDQ</text:span>) %ecx bit <text:span text:style-name="T23">1</text:span> value <text:span text:style-name="T23">2</text:span></text:p>
      <text:p text:style-name="P14">The extra instruction<text:span text:style-name="T23"> </text:span>available <text:span text:style-name="T23">is just PCLMULQDQ.</text:span></text:p>
      <text:p text:style-name="P5">This class is needed for the routines for large fields of characteristic 2.</text:p>
      <text:p text:style-name="P24">It appears that the new Intel pentium/celeron chips are in this class.</text:p>
      <text:p text:style-name="P5"/>
      <text:p text:style-name="P8"><text:span text:style-name="T8">Class '</text:span><text:span text:style-name="T11">g</text:span><text:span text:style-name="T8">'.</text:span> <text:s/><text:span text:style-name="T20">This class allows the additional use of AVX instruction set, and ideally all routines </text:span><text:soft-page-break/><text:span text:style-name="T20">using the SSE vector registers should be rewritten for this class, as it allows the VEX-encoded 128-bit instructions (rather than the "legacy" ones), as well as the three-operand versions (avoiding the occasional copying). <text:s/>Also allows the use of the 256-bit registers for floating point use (only).</text:span></text:p>
      <text:p text:style-name="P23">avx (AVX-1) %ecx bit 28 value 0x10000000</text:p>
      <text:p text:style-name="P20">The AMD Bulldozer is in this class.</text:p>
      <text:p text:style-name="P22">The Intel Sandy/Ivy Bridge are in this class.</text:p>
      <text:p text:style-name="P8"/>
      <text:p text:style-name="P8"><text:span text:style-name="T8">Class '</text:span><text:span text:style-name="T11">h</text:span><text:span text:style-name="T8">'.</text:span> <text:s/><text:span text:style-name="T26">Previously called </text:span><text:span text:style-name="T28">PIL</text:span><text:span text:style-name="T32">edriver. <text:s/>T</text:span><text:span text:style-name="T26">he BMI1 instructions are new in this class. <text:s/>This is the class of lovelace and babbage.</text:span></text:p>
      <text:p text:style-name="P19">ANDN BEXTR BLS(I/MSK/R) TZCNT</text:p>
      <text:p text:style-name="P23">bmi1 (BMI1) 07 %ebx bit 3 value 8</text:p>
      <text:p text:style-name="P19">The AMD Piledriver and Steamroller are in this class</text:p>
      <text:p text:style-name="P21">The AMD low-power Jaguar is in this class.</text:p>
      <text:p text:style-name="P8"/>
      <text:p text:style-name="P8"><text:span text:style-name="T8">Class '</text:span><text:span text:style-name="T11">i</text:span><text:span text:style-name="T8">'.</text:span> <text:s/><text:span text:style-name="T26">The BMI2 instructions are new in this class.</text:span></text:p>
      <text:p text:style-name="P19">BZHI MULX PEXT/DEP RORX SARX SHRX SHLX</text:p>
      <text:p text:style-name="P23">bmi2 (BMI2) 07 %ebx bit 8 value 0x100</text:p>
      <text:p text:style-name="P19">I believe the AMD Excavator is in this class.</text:p>
      <text:p text:style-name="P8"/>
      <text:p text:style-name="P8"><text:span text:style-name="T8">Class '</text:span><text:span text:style-name="T11">j</text:span><text:span text:style-name="T8">'.</text:span> <text:s/><text:span text:style-name="T26">Previously called </text:span><text:span text:style-name="T28">HAS</text:span><text:span text:style-name="T32">well.</text:span><text:span text:style-name="T26"> <text:s/>This class includes the AVX-2 instruction set, allowing the use of 256-bit registers for integer use.</text:span></text:p>
      <text:p text:style-name="P23">avx2 (AVX-2) 07 %ebx bit 5 value 0x20</text:p>
      <text:p text:style-name="P23">movbe (MOVBE) %ecx bit 22 value 0x400000</text:p>
      <text:p text:style-name="P21">The Intel Haswell, Broadwell and Skylake are in this class.</text:p>
      <text:p text:style-name="P21">The AMD Ryzen is in this class.</text:p>
      <text:p text:style-name="P21"/>
      <text:p text:style-name="P22">At this point, the crystal ball must come into play. <text:s/>It seems to me that the performance characteristics of the Intel Skylake on the one hand and the AMD Ryzen on the other both have noticeable, but perhaps not remarkable, differences from class 'j', and I suspect that one of them will warrant the use of a new class. <text:s/>For the time being I propose to leave it open, so that it is not currently clear whether AVX512 will be class 'k', class 'l' or even class 'm'. <text:s/></text:p>
      <text:p text:style-name="P8"/>
      <text:p text:style-name="P35"><text:span text:style-name="T27">Section </text:span><text:span text:style-name="T30">3</text:span><text:span text:style-name="T27"> – </text:span><text:span text:style-name="T29">mact[</text:span><text:span text:style-name="T30">1</text:span><text:span text:style-name="T29">] - the </text:span><text:span text:style-name="T31">L1 </text:span><text:span text:style-name="T30">cache structure</text:span><text:span text:style-name="T29">.</text:span></text:p>
      <text:p text:style-name="P26"/>
      <text:p text:style-name="P29">In the HPMI of meataxe64, the L1 cache is primarily used to hold the "greased brick" - a chunk of matrix B - and mact[1] is therefore intended to control this quantity.</text:p>
      <text:p text:style-name="P29"/>
      <text:p text:style-name="P9"><text:span text:style-name="T8">Class '</text:span><text:span text:style-name="T12">0</text:span><text:span text:style-name="T8">'.</text:span> <text:s/><text:span text:style-name="T35">16K of L1 per thread.</text:span></text:p>
      <text:p text:style-name="P9"/>
      <text:p text:style-name="P10"><text:span text:style-name="T8">Class '</text:span><text:span text:style-name="T13">1</text:span><text:span text:style-name="T8">'.</text:span> <text:s/><text:span text:style-name="T36">32K of L1 per thread.</text:span></text:p>
      <text:p text:style-name="P10"/>
      <text:p text:style-name="P36"><text:soft-page-break/><text:span text:style-name="T27">Section </text:span><text:span text:style-name="T31">4</text:span><text:span text:style-name="T27"> – </text:span><text:span text:style-name="T29">mact[</text:span><text:span text:style-name="T31">2</text:span><text:span text:style-name="T29">] - the </text:span><text:span text:style-name="T31">L2 </text:span><text:span text:style-name="T30">cache structure</text:span><text:span text:style-name="T29">.</text:span></text:p>
      <text:p text:style-name="P27"/>
      <text:p text:style-name="P29">In the HPMI of meataxe64, the L2 cache is used primarily to hold matrix C, and mact[2] is used to control the number of rows matrix C that are dealt with for a single greased brick, after which a new brick will probably be greased and the same block of C (re-fetched from L2) used again.</text:p>
      <text:p text:style-name="P27"/>
      <text:p text:style-name="P10"><text:span text:style-name="T8">Class '</text:span><text:span text:style-name="T12">0</text:span><text:span text:style-name="T8">'.</text:span> <text:s/><text:span text:style-name="T36">128K of L2 per thread.</text:span></text:p>
      <text:p text:style-name="P10"/>
      <text:p text:style-name="P10"><text:span text:style-name="T8">Class '</text:span><text:span text:style-name="T13">1</text:span><text:span text:style-name="T8">'.</text:span> <text:s/><text:span text:style-name="T36">256K of L2 per thread.</text:span></text:p>
      <text:p text:style-name="P10"/>
      <text:p text:style-name="P11"><text:span text:style-name="T8">Class '</text:span><text:span text:style-name="T14">2</text:span><text:span text:style-name="T8">'.</text:span> <text:s/><text:span text:style-name="T37">512K of L2 per thread.</text:span></text:p>
      <text:p text:style-name="P11"/>
      <text:p text:style-name="P11"><text:span text:style-name="T8">Class '</text:span><text:span text:style-name="T14">3</text:span><text:span text:style-name="T8">'.</text:span> <text:s/><text:span text:style-name="T37">1024K of L2 per thread.</text:span></text:p>
      <text:p text:style-name="P10"/>
      <text:p text:style-name="P36"><text:span text:style-name="T27">Section </text:span><text:span text:style-name="T31">5</text:span><text:span text:style-name="T27"> – </text:span><text:span text:style-name="T29">mact[</text:span><text:span text:style-name="T31">3</text:span><text:span text:style-name="T29">] - the </text:span><text:span text:style-name="T31">L3 </text:span><text:span text:style-name="T30">cache structure</text:span><text:span text:style-name="T29">.</text:span></text:p>
      <text:p text:style-name="P27"/>
      <text:p text:style-name="P29">This data item is currently not used in meataxe64, but eventually can be used to control the order of events inside slab multiplication, so that if the L3 cache is large enough, an attempt is made to ensure that all three matrices A, B and C are fetched (and - for C - stored) to L3 cache, further minimizing the use of real memory bandwidth.</text:p>
      <text:p text:style-name="P27"/>
      <text:p text:style-name="P10"><text:span text:style-name="T8">Class '</text:span><text:span text:style-name="T12">0</text:span><text:span text:style-name="T8">'.</text:span> <text:s/><text:span text:style-name="T36">No L3 cache..</text:span></text:p>
      <text:p text:style-name="P10"/>
      <text:p text:style-name="P10"><text:span text:style-name="T8">Class '</text:span><text:span text:style-name="T13">1</text:span><text:span text:style-name="T8">'.</text:span> <text:s/><text:span text:style-name="T38">256K of L3 per thread.</text:span></text:p>
      <text:p text:style-name="P10"/>
      <text:p text:style-name="P12"><text:span text:style-name="T8">Class '</text:span><text:span text:style-name="T15">2</text:span><text:span text:style-name="T8">'.</text:span> <text:s/><text:span text:style-name="T38">512K of L3 per thread.</text:span></text:p>
      <text:p text:style-name="P12"/>
      <text:p text:style-name="P12"><text:span text:style-name="T8">Class '</text:span><text:span text:style-name="T15">3</text:span><text:span text:style-name="T8">'.</text:span> <text:s/><text:span text:style-name="T38">1M of L3 per thread.</text:span></text:p>
      <text:p text:style-name="P12"/>
      <text:p text:style-name="P12"><text:span text:style-name="T8">Class '</text:span><text:span text:style-name="T15">4</text:span><text:span text:style-name="T8">'.</text:span> <text:s/><text:span text:style-name="T38">2M of L3 per thread.</text:span></text:p>
      <text:p text:style-name="P12"/>
      <text:p text:style-name="P12"><text:span text:style-name="T8">Class '</text:span><text:span text:style-name="T15">5</text:span><text:span text:style-name="T8">'.</text:span> <text:s/><text:span text:style-name="T38">4M of L3 per thre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11-16T14:51:32.948581807</dc:date>
    <meta:editing-duration>P4DT10H14M14S</meta:editing-duration>
    <meta:editing-cycles>429</meta:editing-cycles>
    <meta:generator>LibreOffice/5.1.6.2$Linux_X86_64 LibreOffice_project/10m0$Build-2</meta:generator>
    <meta:printed-by>User </meta:printed-by>
    <meta:print-date>2012-07-06T16:23:45</meta:print-date>
    <meta:document-statistic meta:table-count="0" meta:image-count="0" meta:object-count="0" meta:page-count="4" meta:paragraph-count="78" meta:word-count="1307" meta:character-count="7515" meta:non-whitespace-character-count="6234"/>
  </office:meta>
</office:document-meta>
</file>